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6">
          <table:table-cell table:number-columns-repeated="66"/>
        </table:table-row>
        <table:table-row table:style-name="ro7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3"/>
        </table:named-expressions>
      </table:table>
      <table:named-expressions/>
      <table:database-ranges>
        <table:database-range table:name="__Anonymous_Sheet_DB__0" table:target-range-address="Foglio1.A1:Foglio1.O3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3:42:35.8527207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2T14:26:32.734963019</dc:date>
    <meta:editing-cycles>183</meta:editing-cycles>
    <meta:editing-duration>P5DT12M55S</meta:editing-duration>
    <meta:generator>LibreOffice/7.0.5.2$Linux_X86_64 LibreOffice_project/00$Build-2</meta:generator>
    <meta:document-statistic meta:table-count="1" meta:cell-count="4292" meta:object-count="0"/>
  </office:meta>
</office:document-meta>
</file>